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7.9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1" office:value-type="string" table:number-columns-spanned="2" table:number-rows-spanned="1">
            <text:p>ROTEIRO DE TESTES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SISTEMA: AÇÃO</text:p>
          </table:table-cell>
          <table:covered-table-cell table:style-name="ce4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2" office:value-type="string" table:number-columns-spanned="2" table:number-rows-spanned="1">
            <text:p>Perfil de usuário: CONSOLIDADOR</text:p>
          </table:table-cell>
          <table:covered-table-cell table:style-name="ce5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Teste</text:p>
          </table:table-cell>
          <table:table-cell office:value-type="string">
            <text:p>012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Testar tela de Registros no perfil Consolidador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logado deverá fazer parte do perfil Consolidador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Na tela de registros o usuário Consolidador clica na opção Consolidad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Consolidador obtém acesso à listagem das definições de consolidação cadastradas</text:p>
          </table:table-cell>
        </table:table-row>
        <table:table-row table:style-name="ro2">
          <table:table-cell table:style-name="ce3" office:value-type="string">
            <text:p>Exceções</text:p>
          </table:table-cell>
          <table:table-cell office:value-type="string">
            <text:p>1. O usuário Consolidador tenta acessar a área onde não possui autorização, é exibida uma mensagem informando que ele não tem permissão de acesso àquela área do sistema</text:p>
          </table:table-cell>
        </table:table-row>
        <table:table-row table:style-name="ro1">
          <table:table-cell table:style-name="ce3"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13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Definição Consolid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Consolidador deve ter acesso as definições de consolidaçẽos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Clicar no nome da Definição Consolidação desejada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Consolidador obtém acesso à listagem das consolidações realizadas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Teste</text:p>
          </table:table-cell>
          <table:table-cell office:value-type="string">
            <text:p>014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Consolid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Consolidador deve ter acesso a Definição Consolidação correspondente às Consolidações</text:p>
          </table:table-cell>
        </table:table-row>
        <table:table-row table:style-name="ro1">
          <table:table-cell office:value-type="string">
            <text:p>Procedimento</text:p>
          </table:table-cell>
          <table:table-cell table:style-name="Default" office:value-type="string">
            <text:p>O usuário Consolidador 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O sistema deverá listar os alertas gerados durante o processo de consolidação selecionado</text:p>
          </table:table-cell>
        </table:table-row>
        <table:table-row table:style-name="ro1">
          <table:table-cell table:style-name="ce3" office:value-type="string">
            <text:p>Exceções</text:p>
          </table:table-cell>
          <table:table-cell/>
        </table:table-row>
        <table:table-row table:style-name="ro1">
          <table:table-cell table:style-name="ce3"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Teste</text:p>
          </table:table-cell>
          <table:table-cell office:value-type="string">
            <text:p>015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Consolidar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Consolidador clica no link Consolidar para dar início a uma nova consolidação dos documentos</text:p>
          </table:table-cell>
        </table:table-row>
        <table:table-row table:style-name="ro2">
          <table:table-cell office:value-type="string">
            <text:p>Resultado Esperado</text:p>
          </table:table-cell>
          <table:table-cell office:value-type="string">
            <text:p>1. O processo de consolidação é iniciado e o sistema redireciona o usuário para a tela de Alertas da nova Consolidação onde ele pode visualizar os Alertas gerados pelo processo de Consolidação conforme ocorrem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Teste</text:p>
          </table:table-cell>
          <table:table-cell office:value-type="string">
            <text:p>016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Visualizar Alertas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2">
          <table:table-cell office:value-type="string">
            <text:p>Procedimento</text:p>
          </table:table-cell>
          <table:table-cell office:value-type="string">
            <text:p>1. O usuário Consolidador clica no código de uma das Consolidações listadas para ver os alertas gerados pela consolidação.</text:p>
          </table:table-cell>
        </table:table-row>
        <table:table-row table:style-name="ro2">
          <table:table-cell office:value-type="string">
            <text:p>Resultado Esperado</text:p>
          </table:table-cell>
          <table:table-cell office:value-type="string">
            <text:p>1. O sistema deverá redirecionar o usuário Consolidador para a pagina com a listagem dos Alertas gerados pela consolidação selecionada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7"/>
        </table:table-row>
        <table:table-row table:style-name="ro1">
          <table:table-cell office:value-type="string">
            <text:p>Resultado Obtido</text:p>
          </table:table-cell>
          <table:table-cell table:style-name="ce7" office:value-type="string">
            <text:p>Funcionou corretamente</text:p>
          </table:table-cell>
        </table:table-row>
        <table:table-row table:style-name="ro1">
          <table:table-cell/>
          <table:table-cell table:style-name="ce7"/>
        </table:table-row>
        <table:table-row table:style-name="ro3">
          <table:table-cell office:value-type="string">
            <text:p>Teste</text:p>
          </table:table-cell>
          <table:table-cell table:style-name="ce7" office:value-type="string">
            <text:p>017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7" office:value-type="string">
            <text:p>Visualizar Documentos envolvidos no processo de Consolid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7"/>
        </table:table-row>
        <table:table-row table:style-name="ro2">
          <table:table-cell table:style-name="ce3" office:value-type="string">
            <text:p>Procedimento</text:p>
          </table:table-cell>
          <table:table-cell table:style-name="ce7" office:value-type="string">
            <text:p>1. O usuário Consolidador clica no link Visualizar para ter acesso a listagem dos documentos envolvidos no processo de consolidação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7"/>
        </table:table-row>
        <table:table-row table:style-name="ro1">
          <table:table-cell office:value-type="string">
            <text:p>Exceções</text:p>
          </table:table-cell>
          <table:table-cell table:style-name="ce7"/>
        </table:table-row>
        <table:table-row table:style-name="ro1">
          <table:table-cell office:value-type="string">
            <text:p>Resultado Obtido</text:p>
          </table:table-cell>
          <table:table-cell table:style-name="ce7" office:value-type="string">
            <text:p>Funcionou corretamente</text:p>
          </table:table-cell>
        </table:table-row>
        <table:table-row table:style-name="ro1">
          <table:table-cell/>
          <table:table-cell table:style-name="ce7"/>
        </table:table-row>
        <table:table-row table:style-name="ro3">
          <table:table-cell office:value-type="string">
            <text:p>Teste</text:p>
          </table:table-cell>
          <table:table-cell table:style-name="ce7" office:value-type="string">
            <text:p>018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7" office:value-type="string">
            <text:p>Visualizar Conteudo dos Documentos Envolvidos no Processo de Consolid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7"/>
        </table:table-row>
        <table:table-row table:style-name="ro1">
          <table:table-cell table:style-name="ce3" office:value-type="string">
            <text:p>Procedimento</text:p>
          </table:table-cell>
          <table:table-cell table:style-name="ce8" office:value-type="string">
            <text:p>1. O usuário Consolidador clica no link <text:span text:style-name="T1">Visualizar</text:span> para ter acesso ao documento selecionado</text:p>
          </table:table-cell>
        </table:table-row>
        <table:table-row table:style-name="ro2">
          <table:table-cell office:value-type="string">
            <text:p>Resultado Esperado</text:p>
          </table:table-cell>
          <table:table-cell table:style-name="ce8" office:value-type="string">
            <text:p>1. O sistema redireciona o usuário Consolidador para o formulário preenchido com os dados do documento selecionado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8"/>
        </table:table-row>
        <table:table-row table:style-name="ro4">
          <table:table-cell office:value-type="string">
            <text:p>Resultado Obtido</text:p>
          </table:table-cell>
          <table:table-cell table:style-name="ce8" office:value-type="string">
            <text:p>Funcionou corretamente, no entanto o breadcrumb está sendo modificado de forma a não permitir a volta para a tela de listagem de documentos envolvidos no processo de consolidação. Para voltar deve clicar no botão voltar do navegador.</text:p>
          </table:table-cell>
        </table:table-row>
        <table:table-row table:style-name="ro4">
          <table:table-cell/>
          <table:table-cell table:style-name="ce8"/>
        </table:table-row>
      </table:table>
      <table:table table:name="Planilha2" table:style-name="ta2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3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/03/2010</text:date>, <text:time>16:45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5:29:35</meta:creation-date>
    <dc:date>2010-03-26T16:45:20</dc:date>
    <meta:editing-cycles>129</meta:editing-cycles>
    <meta:editing-duration>PT10H01M55S</meta:editing-duration>
    <meta:generator>OpenOffice.org/3.1$Linux OpenOffice.org_project/310m19$Build-9420</meta:generator>
    <dc:creator>Jackson </dc:creator>
    <meta:document-statistic meta:table-count="3" meta:cell-count="90" meta:object-count="0"/>
  </office:meta>
</office:document-meta>
</file>